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y" svg:font-family="Calibry"/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/>
    </style:style>
    <style:style style:name="P2" style:family="paragraph" style:parent-style-name="Preformatted_20_Text">
      <style:paragraph-properties fo:text-align="center" style:justify-single-word="false"/>
      <style:text-properties style:font-name="Calibri" fo:font-size="14pt" fo:font-weight="bold" officeooo:rsid="000da18b" officeooo:paragraph-rsid="000da18b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Calibri" officeooo:rsid="000da18b" officeooo:paragraph-rsid="000da18b"/>
    </style:style>
    <style:style style:name="P4" style:family="paragraph" style:parent-style-name="Preformatted_20_Text">
      <style:text-properties style:font-name="Calibri" fo:font-size="12pt" style:font-size-asian="12pt" style:font-size-complex="12pt"/>
    </style:style>
    <style:style style:name="P5" style:family="paragraph" style:parent-style-name="Preformatted_20_Text">
      <style:text-properties style:font-name="Calibri" fo:font-size="12pt" officeooo:rsid="000da18b" officeooo:paragraph-rsid="000da18b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.1866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0da18b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.1866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406e3" officeooo:paragraph-rsid="001406e3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.1866in" fo:margin-right="0in" fo:margin-top="0in" fo:margin-bottom="0in" loext:contextual-spacing="false" fo:text-indent="0in" style:auto-text-indent="false" style:page-number="auto" fo:background-color="transparent"/>
      <style:text-properties style:font-name="Calibri" fo:font-size="12pt" officeooo:rsid="000da18b" officeooo:paragraph-rsid="000da18b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0da18b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0dd150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12ba3d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paragraph-rsid="000f5e8d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f5e8d" officeooo:paragraph-rsid="000f5e8d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044ce" officeooo:paragraph-rsid="001044ce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paragraph-rsid="001044ce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116bf6"/>
    </style:style>
    <style:style style:name="P17" style:family="paragraph" style:parent-style-name="Preformatted_20_Text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0da18b" style:font-size-asian="12pt" style:font-size-complex="12pt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Calibri" fo:font-size="12pt" style:font-size-asian="12pt" style:font-size-complex="12pt"/>
    </style:style>
    <style:style style:name="T1" style:family="text">
      <style:text-properties officeooo:rsid="000dd150"/>
    </style:style>
    <style:style style:name="T2" style:family="text">
      <style:text-properties style:font-name="Calibri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2pt" officeooo:rsid="000da18b" style:font-size-asian="12pt" style:font-size-complex="12pt"/>
    </style:style>
    <style:style style:name="T5" style:family="text">
      <style:text-properties style:font-name="Calibri" fo:font-size="12pt" officeooo:rsid="00116bf6" style:font-size-asian="12pt" style:font-size-complex="12pt"/>
    </style:style>
    <style:style style:name="T6" style:family="text">
      <style:text-properties style:font-name="Calibri" fo:font-size="12pt" officeooo:rsid="001044ce" style:font-size-asian="12pt" style:font-size-complex="12pt"/>
    </style:style>
    <style:style style:name="T7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libri" fo:font-size="12pt" fo:font-style="italic" officeooo:rsid="00116bf6" style:font-size-asian="12pt" style:font-style-asian="italic" style:font-size-complex="12pt" style:font-style-complex="italic"/>
    </style:style>
    <style:style style:name="T9" style:family="text">
      <style:text-properties style:font-name="Calibri" officeooo:rsid="00116bf6"/>
    </style:style>
    <style:style style:name="T10" style:family="text">
      <style:text-properties officeooo:rsid="000f5e8d"/>
    </style:style>
    <style:style style:name="T11" style:family="text">
      <style:text-properties officeooo:rsid="001044c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16bf6"/>
    </style:style>
    <style:style style:name="T14" style:family="text">
      <style:text-properties fo:font-size="12pt" officeooo:rsid="001044ce" style:font-size-asian="12pt" style:font-size-complex="12pt"/>
    </style:style>
    <style:style style:name="T15" style:family="text">
      <style:text-properties officeooo:rsid="0014c968"/>
    </style:style>
    <style:style style:name="T16" style:family="text">
      <style:text-properties officeooo:rsid="00154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ding style</text:p>
      <text:p text:style-name="P3"/>
      <text:p text:style-name="P5"/>
      <text:p text:style-name="P5">1. Indentation.</text:p>
      <text:p text:style-name="P8">i. Tabs must be used only at the beginning of line.</text:p>
      <text:p text:style-name="P6">ii. Tabs cannot be used at the middle of line.</text:p>
      <text:p text:style-name="P6">iii. Beginning of line cannot start with spaces, only tabs.</text:p>
      <text:p text:style-name="P7">iv. <text:span text:style-name="T15">The indentation is 4 chars.</text:span></text:p>
      <text:p text:style-name="P6"/>
      <text:p text:style-name="P9">2. Brace placement should be in Allman style:</text:p>
      <text:p text:style-name="P9"><text:s text:c="4"/>while (x == y)</text:p>
      <text:p text:style-name="P4"><text:s text:c="4"/>{</text:p>
      <text:p text:style-name="P4"><text:s text:c="8"/>something();</text:p>
      <text:p text:style-name="P4"><text:s text:c="8"/>somethingelse();</text:p>
      <text:p text:style-name="P18"><text:s text:c="4"/>}</text:p>
      <text:p text:style-name="P17"/>
      <text:p text:style-name="P9">3. Line cannot be more than 80 chars.</text:p>
      <text:p text:style-name="P9"><text:s text:c="3"/>i. exception: printf() lines can be more then 80 chars for easier finding of string in the code.</text:p>
      <text:p text:style-name="P9"/>
      <text:p text:style-name="P9"/>
      <text:p text:style-name="P10">4. Functions length.</text:p>
      <text:p text:style-name="P16"><text:span text:style-name="T4"><text:s text:c="8"/></text:span><text:span text:style-name="T8">(</text:span><text:span text:style-name="T7">Functions should be short and sweet, and do just one thing</text:span><text:span text:style-name="T8">) (</text:span><text:span text:style-name="T7">Linus Torvalds</text:span><text:span text:style-name="T8">)</text:span></text:p>
      <text:p text:style-name="P10"><text:s text:c="4"/><text:span text:style-name="T1">i.</text:span> should be less then 50 lines.</text:p>
      <text:p text:style-name="P11"><text:s text:c="4"/><text:span text:style-name="T1">ii. in some cases it’s OK to have long function. for example long switch() cases with one/two lines of code</text:span></text:p>
      <text:p text:style-name="P11"><text:span text:style-name="T1"><text:s text:c="8"/>in each statement.</text:span></text:p>
      <text:p text:style-name="P10"><text:s text:c="3"/><text:span text:style-name="T1">iii. if you have more than 10 local variables, consider to split the function.</text:span></text:p>
      <text:p text:style-name="P10"><text:s text:c="3"/><text:span text:style-name="T1">iv. if nested block has more then 4 indent length, strongly consider to split function.</text:span></text:p>
      <text:p text:style-name="P10"/>
      <text:p text:style-name="P10"/>
      <text:p text:style-name="P12"><text:span text:style-name="T10">5. </text:span>Use one space around (on each side of) most binary and ternary operators, <text:s/>such as any of these:</text:p>
      <text:p text:style-name="P18"><text:s text:c="7"/>= <text:s/>+ <text:s/>- <text:s/>&lt; <text:s/>&gt; <text:s/>* <text:s/>/ <text:s/>% <text:s/>| <text:s/>&amp; <text:s/>^ <text:s/>&lt;= <text:s/>&gt;= <text:s/>== <text:s/>!= <text:s/>? <text:s/>:</text:p>
      <text:p text:style-name="P13"><text:s text:c="6"/>example: a = (b + 1) / 3;</text:p>
      <text:p text:style-name="P13"/>
      <text:p text:style-name="P14">6. Use typdef <text:span text:style-name="T12">only</text:span> if you want to hide something. <text:span text:style-name="T16">In another words use typedef if you want to create</text:span></text:p>
      <text:p text:style-name="P15"><text:span text:style-name="T11"><text:s text:c="5"/></text:span>totally opaque objects <text:span text:style-name="T16">from perspective of user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y" svg:font-family="Calibry"/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83in" fo:margin-bottom="0.7835in" fo:margin-left="0.4335in" fo:margin-right="0.3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3T16:51:45.973000000</dc:date>
    <meta:editing-duration>PT4H39M34S</meta:editing-duration>
    <meta:editing-cycles>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6" meta:word-count="229" meta:character-count="1259" meta:non-whitespace-character-count="960"/>
  </office:meta>
</office:document-meta>
</file>